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marker-end-width="0.25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1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808080" draw:textarea-horizontal-align="center" draw:textarea-vertical-align="middle"/>
    </style:style>
    <style:style style:name="gr13" style:family="graphic" style:parent-style-name="standard">
      <style:graphic-properties svg:stroke-color="#008000" draw:textarea-horizontal-align="center" draw:textarea-vertical-align="middle"/>
    </style:style>
    <style:style style:name="gr14" style:family="graphic" style:parent-style-name="standard">
      <style:graphic-properties svg:stroke-color="#008000" draw:fill="solid" draw:fill-color="#008000" draw:textarea-horizontal-align="center" draw:textarea-vertical-align="middle"/>
    </style:style>
    <style:style style:name="gr15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808080" fo:font-size="18pt" fo:font-weight="bold"/>
    </style:style>
    <style:style style:name="P3" style:family="paragraph">
      <style:text-properties fo:font-family="Verdana" style:font-family-generic="swiss" style:font-pitch="variable" fo:font-size="28pt" fo:font-style="normal" fo:font-weight="normal"/>
    </style:style>
    <style:style style:name="P4" style:family="paragraph">
      <style:text-properties fo:font-family="Verdana" style:font-family-generic="swiss" style:font-pitch="variable"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family="Verdana" style:font-family-generic="swiss" style:font-pitch="variable" fo:font-size="48pt"/>
    </style:style>
    <style:style style:name="P8" style:family="paragraph">
      <style:text-properties fo:font-family="Verdana" style:font-family-generic="swiss" style:font-pitch="variable" fo:font-size="28pt"/>
    </style:style>
    <style:style style:name="P9" style:family="paragraph">
      <style:text-properties fo:font-weight="bold"/>
    </style:style>
    <style:style style:name="P10" style:family="paragraph">
      <style:text-properties fo:font-family="Verdana" style:font-family-generic="swiss" style:font-pitch="variable" fo:font-size="22pt" fo:font-weight="bold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 fo:font-weight="bold"/>
    </style:style>
    <style:style style:name="P13" style:family="paragraph">
      <style:paragraph-properties fo:margin-left="0cm" fo:margin-right="0cm" fo:text-indent="0cm"/>
      <style:text-properties fo:font-family="Verdana" style:font-family-generic="swiss" style:font-pitch="variable" fo:font-size="22pt" fo:font-weight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line-height="150%" text:enable-numbering="true" fo:text-indent="0cm"/>
    </style:style>
    <style:style style:name="P16" style:family="paragraph">
      <style:paragraph-properties fo:line-height="150%" text:enable-numbering="true"/>
      <style:text-properties fo:font-family="Verdana" style:font-family-generic="swiss" style:font-pitch="variable" fo:font-size="22pt"/>
    </style:style>
    <style:style style:name="P17" style:family="paragraph">
      <style:text-properties fo:font-family="Verdana" style:font-family-generic="swiss" style:font-pitch="variable" fo:font-size="20pt" fo:font-weight="bold"/>
    </style:style>
    <style:style style:name="P18" style:family="paragraph">
      <style:paragraph-properties fo:margin-left="0cm" fo:margin-right="0cm" fo:text-indent="0cm"/>
      <style:text-properties fo:font-family="Verdana" style:font-family-generic="swiss" style:font-pitch="variable" fo:font-size="48pt"/>
    </style:style>
    <style:style style:name="P19" style:family="paragraph">
      <style:paragraph-properties fo:margin-left="0cm" fo:margin-right="0cm" fo:text-indent="0cm"/>
      <style:text-properties fo:font-family="Verdana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Verdana" style:font-family-generic="swiss" style:font-pitch="variable" fo:font-size="20pt" fo:font-weight="bold"/>
    </style:style>
    <style:style style:name="P21" style:family="paragraph">
      <style:text-properties fo:font-size="20pt" fo:font-style="italic"/>
    </style:style>
    <style:style style:name="P22" style:family="paragraph">
      <style:paragraph-properties fo:margin-left="0cm" fo:margin-right="0cm" fo:line-height="150%" text:enable-numbering="true" fo:text-indent="0cm"/>
      <style:text-properties fo:font-family="Verdana" style:font-family-generic="swiss" style:font-pitch="variable" fo:font-size="22pt"/>
    </style:style>
    <style:style style:name="T1" style:family="text">
      <style:text-properties fo:color="#808080" fo:font-size="18pt" fo:font-weight="bold"/>
    </style:style>
    <style:style style:name="T2" style:family="text">
      <style:text-properties fo:font-family="Verdana" style:font-family-generic="swiss" style:font-pitch="variable" fo:font-size="28pt" fo:font-style="normal" fo:font-weight="normal"/>
    </style:style>
    <style:style style:name="T3" style:family="text">
      <style:text-properties fo:font-family="Verdana" style:font-family-generic="swiss" style:font-pitch="variable" fo:font-size="20pt"/>
    </style:style>
    <style:style style:name="T4" style:family="text">
      <style:text-properties fo:font-family="Verdana" style:font-family-generic="swiss" style:font-pitch="variable" fo:font-size="2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Verdana" style:font-family-generic="swiss" style:font-pitch="variable" fo:font-size="48pt"/>
    </style:style>
    <style:style style:name="T6" style:family="text">
      <style:text-properties fo:font-family="Verdana" style:font-family-generic="swiss" style:font-pitch="variable" fo:font-size="36pt"/>
    </style:style>
    <style:style style:name="T7" style:family="text">
      <style:text-properties fo:font-family="Verdana" style:font-family-generic="swiss" style:font-pitch="variable" fo:font-size="36pt" fo:font-style="italic"/>
    </style:style>
    <style:style style:name="T8" style:family="text">
      <style:text-properties fo:font-family="Verdana" style:font-family-generic="swiss" style:font-pitch="variable" fo:font-size="28pt" style:text-underline-style="solid" style:text-underline-width="auto" style:text-underline-color="font-color"/>
    </style:style>
    <style:style style:name="T9" style:family="text">
      <style:text-properties fo:font-family="Verdana" style:font-family-generic="swiss" style:font-pitch="variable" fo:font-size="28pt"/>
    </style:style>
    <style:style style:name="T10" style:family="text">
      <style:text-properties fo:font-weight="bold"/>
    </style:style>
    <style:style style:name="T1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Verdana" style:font-family-generic="swiss" style:font-pitch="variable" fo:font-size="22pt" fo:font-weight="bold"/>
    </style:style>
    <style:style style:name="T13" style:family="text">
      <style:text-properties fo:font-size="18pt"/>
    </style:style>
    <style:style style:name="T14" style:family="text">
      <style:text-properties fo:font-size="18pt" fo:font-weight="bold"/>
    </style:style>
    <style:style style:name="T15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Verdana" style:font-family-generic="swiss" style:font-pitch="variable" fo:font-size="22pt"/>
    </style:style>
    <style:style style:name="T17" style:family="text">
      <style:text-properties fo:font-family="Verdana" style:font-family-generic="swiss" style:font-pitch="variable" fo:font-size="20pt" fo:font-weight="bold"/>
    </style:style>
    <style:style style:name="T18" style:family="text">
      <style:text-properties fo:font-size="2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7.457cm" svg:height="1.673cm" svg:x="0.4cm" svg:y="0.201cm">
          <draw:text-box>
            <text:p text:style-name="P1"><text:span text:style-name="T1">PAD Dinâmica dos Fluidos Computacional – Grupo ALG</text:span></text:p>
            <text:p text:style-name="P1"><text:span text:style-name="T1">UFMG / ICEx</text:span></text:p>
          </draw:text-box>
        </draw:frame>
        <draw:frame draw:style-name="gr1" draw:text-style-name="P3" draw:layer="layout" svg:width="23.497cm" svg:height="2.647cm" svg:x="0.74cm" svg:y="3.907cm">
          <draw:text-box>
            <text:p text:style-name="P1"><text:span text:style-name="T2">Esquemas de diferenças finitas em </text:span></text:p>
            <text:p text:style-name="P1"><text:span text:style-name="T2">problemas de convecção-difusão estacionários</text:span></text:p>
          </draw:text-box>
        </draw:frame>
        <draw:frame draw:style-name="gr1" draw:text-style-name="P4" draw:layer="layout" svg:width="26.486cm" svg:height="1.11cm" svg:x="0.7cm" svg:y="10.4cm">
          <draw:text-box>
            <text:p text:style-name="P1"><text:span text:style-name="T3">Cada esquema faz referência à situação governada pela equação abaixo:</text:span></text:p>
          </draw:text-box>
        </draw:frame>
        <draw:frame draw:style-name="gr2" draw:layer="layout" svg:width="16.153cm" svg:height="3.84cm" svg:x="5.867cm" svg:y="12.0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4" draw:layer="layout" svg:width="23.395cm" svg:height="1.11cm" svg:x="2.246cm" svg:y="17.2cm">
          <draw:text-box>
            <text:p text:style-name="P1"><text:span text:style-name="T3">Onde </text:span><text:span text:style-name="T4">Γ é o coeficiente difusivo e φ é uma propriedade do flu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rect draw:style-name="gr4" draw:text-style-name="P6" draw:layer="layout" svg:width="23.9cm" svg:height="5.5cm" svg:x="1.8cm" svg:y="11.1cm">
          <text:p text:style-name="P1"/>
        </draw:rect>
        <draw:frame draw:style-name="gr1" draw:text-style-name="P7" draw:layer="layout" svg:width="20.543cm" svg:height="4.367cm" svg:x="2.1cm" svg:y="3.4cm">
          <draw:text-box>
            <text:p text:style-name="P1"><text:span text:style-name="T5">Diferenciação atrasada </text:span></text:p>
            <text:p text:style-name="P1"><text:span text:style-name="T5"><text:tab/></text:span><text:span text:style-name="T5"><text:tab/></text:span><text:span text:style-name="T5"><text:tab/></text:span><text:span text:style-name="T6">(“</text:span><text:span text:style-name="T7">Upwind</text:span><text:span text:style-name="T6">”)</text:span></text:p>
          </draw:text-box>
        </draw:frame>
        <draw:frame draw:style-name="gr1" draw:text-style-name="P8" draw:layer="layout" svg:width="21.732cm" svg:height="3.845cm" svg:x="3.2cm" svg:y="11.8cm">
          <draw:text-box>
            <text:p text:style-name="P1"><text:span text:style-name="T8">Idéia geral</text:span><text:span text:style-name="T9">: considerar valores no sentido </text:span></text:p>
            <text:p text:style-name="P1"><text:span text:style-name="T9">contrário ao fluxo, devido à dominação da </text:span></text:p>
            <text:p text:style-name="P1"><text:span text:style-name="T9">convecção sobre a difus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draw:style-name="gr2" draw:layer="layout" svg:width="17.238cm" svg:height="1.344cm" svg:x="1.772cm" svg:y="3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642cm" svg:height="0.962cm" svg:x="14.9cm" svg:y="18.4cm">
          <draw:text-box>
            <text:p text:style-name="P1">i</text:p>
          </draw:text-box>
        </draw:frame>
        <draw:frame draw:style-name="gr1" draw:layer="layout" svg:width="1.912cm" svg:height="0.962cm" svg:x="11.3cm" svg:y="18.4cm">
          <draw:text-box>
            <text:p text:style-name="P1">i -1/2</text:p>
          </draw:text-box>
        </draw:frame>
        <draw:circle draw:style-name="gr5" draw:text-style-name="P6" draw:layer="layout" svg:width="0.3cm" svg:height="0.3cm" svg:x="12cm" svg:y="18.159cm">
          <text:p text:style-name="P1"/>
        </draw:circle>
        <draw:circle draw:style-name="gr5" draw:text-style-name="P6" draw:layer="layout" svg:width="0.3cm" svg:height="0.3cm" svg:x="15cm" svg:y="18.159cm">
          <text:p text:style-name="P1"/>
        </draw:circle>
        <draw:frame draw:style-name="gr1" draw:layer="layout" svg:width="2.073cm" svg:height="0.962cm" svg:x="17.2cm" svg:y="18.4cm">
          <draw:text-box>
            <text:p text:style-name="P1">i +1/2</text:p>
          </draw:text-box>
        </draw:frame>
        <draw:circle draw:style-name="gr5" draw:text-style-name="P6" draw:layer="layout" svg:width="0.3cm" svg:height="0.3cm" svg:x="18cm" svg:y="18.159cm">
          <text:p text:style-name="P1"/>
        </draw:circle>
        <draw:line draw:style-name="gr6" draw:text-style-name="P6" draw:layer="layout" svg:x1="5.4cm" svg:y1="18.3cm" svg:x2="22.9cm" svg:y2="18.3cm">
          <text:p text:style-name="P1"/>
        </draw:line>
        <draw:frame draw:style-name="gr2" draw:layer="layout" svg:width="14.105cm" svg:height="2.171cm" svg:x="6.9cm" svg:y="6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7" draw:text-style-name="P6" draw:layer="layout" svg:width="16cm" svg:height="3cm" svg:x="6.1cm" svg:y="6.4cm">
          <text:p text:style-name="P1"/>
        </draw:rect>
        <draw:frame draw:style-name="gr1" draw:layer="layout" svg:width="1.383cm" svg:height="0.962cm" svg:x="8.6cm" svg:y="18.401cm">
          <draw:text-box>
            <text:p text:style-name="P1">i -1</text:p>
          </draw:text-box>
        </draw:frame>
        <draw:circle draw:style-name="gr5" draw:text-style-name="P6" draw:layer="layout" svg:width="0.3cm" svg:height="0.3cm" svg:x="9.1cm" svg:y="18.16cm">
          <text:p text:style-name="P1"/>
        </draw:circle>
        <draw:frame draw:style-name="gr1" draw:layer="layout" svg:width="0.815cm" svg:height="0.962cm" svg:x="22.6cm" svg:y="18.2cm">
          <draw:text-box>
            <text:p text:style-name="P1">x</text:p>
          </draw:text-box>
        </draw:frame>
        <draw:frame draw:style-name="gr1" draw:text-style-name="P9" draw:layer="layout" svg:width="1.035cm" svg:height="0.962cm" svg:x="6.7cm" svg:y="18.1cm">
          <draw:text-box>
            <text:p text:style-name="P1"><text:span text:style-name="T10">...</text:span></text:p>
          </draw:text-box>
        </draw:frame>
        <draw:line draw:style-name="gr8" draw:text-style-name="P6" draw:layer="layout" svg:x1="6cm" svg:y1="18.9cm" svg:x2="6cm" svg:y2="11.4cm">
          <text:p text:style-name="P1"/>
        </draw:line>
        <draw:frame draw:style-name="gr1" draw:layer="layout" svg:width="0.913cm" svg:height="0.962cm" svg:x="5cm" svg:y="11.472cm">
          <draw:text-box>
            <text:p text:style-name="P1"><text:span text:style-name="T11">φ</text:span></text:p>
          </draw:text-box>
        </draw:frame>
        <draw:line draw:style-name="gr9" draw:text-style-name="P6" draw:layer="layout" svg:x1="15.153cm" svg:y1="18.4cm" svg:x2="15.153cm" svg:y2="14.4cm">
          <text:p text:style-name="P1"/>
        </draw:line>
        <draw:circle draw:style-name="gr10" draw:text-style-name="P6" draw:layer="layout" svg:width="0.3cm" svg:height="0.3cm" svg:x="15cm" svg:y="14.259cm">
          <text:p text:style-name="P1"/>
        </draw:circle>
        <draw:line draw:style-name="gr9" draw:text-style-name="P6" draw:layer="layout" svg:x1="9.253cm" svg:y1="18.401cm" svg:x2="9.253cm" svg:y2="15.5cm">
          <text:p text:style-name="P1"/>
        </draw:line>
        <draw:circle draw:style-name="gr10" draw:text-style-name="P6" draw:layer="layout" svg:width="0.3cm" svg:height="0.3cm" svg:x="9.1cm" svg:y="15.478cm">
          <text:p text:style-name="P1"/>
        </draw:circle>
        <draw:line draw:style-name="gr11" draw:text-style-name="P6" draw:layer="layout" svg:x1="11.5cm" svg:y1="17.7cm" svg:x2="13cm" svg:y2="17.7cm">
          <text:p text:style-name="P1"/>
        </draw:line>
        <draw:frame draw:style-name="gr1" draw:text-style-name="P9" draw:layer="layout" svg:width="0.891cm" svg:height="0.962cm" svg:x="11.653cm" svg:y="16.847cm">
          <draw:text-box>
            <text:p text:style-name="P1"><text:span text:style-name="T10">u</text:span></text:p>
          </draw:text-box>
        </draw:frame>
        <draw:frame draw:style-name="gr1" draw:text-style-name="P9" draw:layer="layout" svg:width="0.891cm" svg:height="0.962cm" svg:x="11.654cm" svg:y="16.848cm">
          <draw:text-box>
            <text:p text:style-name="P1"><text:span text:style-name="T10">u</text:span></text:p>
          </draw:text-box>
        </draw:frame>
        <draw:line draw:style-name="gr11" draw:text-style-name="P6" draw:layer="layout" svg:x1="17.5cm" svg:y1="17.7cm" svg:x2="19cm" svg:y2="17.7cm">
          <text:p text:style-name="P1"/>
        </draw:line>
        <draw:frame draw:style-name="gr1" draw:text-style-name="P9" draw:layer="layout" svg:width="0.891cm" svg:height="0.962cm" svg:x="17.653cm" svg:y="16.847cm">
          <draw:text-box>
            <text:p text:style-name="P1"><text:span text:style-name="T10">u</text:span></text:p>
          </draw:text-box>
        </draw:frame>
        <draw:frame draw:style-name="gr1" draw:text-style-name="P9" draw:layer="layout" svg:width="0.891cm" svg:height="0.962cm" svg:x="17.654cm" svg:y="16.848cm">
          <draw:text-box>
            <text:p text:style-name="P1"><text:span text:style-name="T10">u</text:span></text:p>
          </draw:text-box>
        </draw:frame>
        <draw:frame draw:style-name="gr1" draw:text-style-name="P10" draw:layer="layout" svg:width="10.527cm" svg:height="1.191cm" svg:x="1.5cm" svg:y="0.1cm">
          <draw:text-box>
            <text:p text:style-name="P1"><text:span text:style-name="T12">Diferenciação atrasada</text:span></text:p>
          </draw:text-box>
        </draw:frame>
        <draw:line draw:style-name="gr12" draw:text-style-name="P6" draw:layer="layout" svg:x1="0cm" svg:y1="1.4cm" svg:x2="28cm" svg:y2="1.4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g>
          <draw:line draw:style-name="gr13" draw:text-style-name="P6" draw:layer="layout" svg:x1="15.153cm" svg:y1="14.459cm" svg:x2="18.153cm" svg:y2="14.459cm">
            <text:p text:style-name="P1"/>
          </draw:line>
          <draw:line draw:style-name="gr13" draw:text-style-name="P6" draw:layer="layout" svg:x1="9.2cm" svg:y1="15.606cm" svg:x2="12.2cm" svg:y2="15.606cm">
            <text:p text:style-name="P1"/>
          </draw:line>
          <draw:line draw:style-name="gr9" draw:text-style-name="P6" draw:layer="layout" svg:x1="18.153cm" svg:y1="18.401cm" svg:x2="18.153cm" svg:y2="14.401cm">
            <text:p text:style-name="P1"/>
          </draw:line>
          <draw:circle draw:style-name="gr14" draw:text-style-name="P6" draw:layer="layout" svg:width="0.3cm" svg:height="0.3cm" svg:x="18cm" svg:y="14.26cm">
            <text:p text:style-name="P1"/>
          </draw:circle>
          <draw:line draw:style-name="gr9" draw:text-style-name="P6" draw:layer="layout" svg:x1="12.153cm" svg:y1="18.401cm" svg:x2="12.153cm" svg:y2="15.5cm">
            <text:p text:style-name="P1"/>
          </draw:line>
          <draw:circle draw:style-name="gr14" draw:text-style-name="P6" draw:layer="layout" svg:width="0.3cm" svg:height="0.3cm" svg:x="12cm" svg:y="15.478cm">
            <text:p text:style-name="P1"/>
          </draw:circle>
        </draw:g>
        <draw:frame draw:style-name="gr2" draw:layer="layout" svg:width="17.272cm" svg:height="1.344cm" svg:x="1.772cm" svg:y="3.7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1" draw:layer="layout" svg:width="0.642cm" svg:height="0.962cm" svg:x="14.9cm" svg:y="18.4cm">
          <draw:text-box>
            <text:p text:style-name="P1"><text:span text:style-name="T13">i</text:span></text:p>
          </draw:text-box>
        </draw:frame>
        <draw:frame draw:style-name="gr1" draw:text-style-name="P11" draw:layer="layout" svg:width="1.912cm" svg:height="0.962cm" svg:x="11.3cm" svg:y="18.4cm">
          <draw:text-box>
            <text:p text:style-name="P1"><text:span text:style-name="T13">i -1/2</text:span></text:p>
          </draw:text-box>
        </draw:frame>
        <draw:circle draw:style-name="gr5" draw:text-style-name="P6" draw:layer="layout" svg:width="0.3cm" svg:height="0.3cm" svg:x="12cm" svg:y="18.159cm">
          <text:p text:style-name="P1"/>
        </draw:circle>
        <draw:circle draw:style-name="gr5" draw:text-style-name="P6" draw:layer="layout" svg:width="0.3cm" svg:height="0.3cm" svg:x="15cm" svg:y="18.159cm">
          <text:p text:style-name="P1"/>
        </draw:circle>
        <draw:frame draw:style-name="gr1" draw:text-style-name="P11" draw:layer="layout" svg:width="2.073cm" svg:height="0.962cm" svg:x="17.2cm" svg:y="18.4cm">
          <draw:text-box>
            <text:p text:style-name="P1"><text:span text:style-name="T13">i +1/2</text:span></text:p>
          </draw:text-box>
        </draw:frame>
        <draw:circle draw:style-name="gr5" draw:text-style-name="P6" draw:layer="layout" svg:width="0.3cm" svg:height="0.3cm" svg:x="18cm" svg:y="18.159cm">
          <text:p text:style-name="P1"/>
        </draw:circle>
        <draw:line draw:style-name="gr6" draw:text-style-name="P6" draw:layer="layout" svg:x1="5.4cm" svg:y1="18.3cm" svg:x2="22.9cm" svg:y2="18.3cm">
          <text:p text:style-name="P1"/>
        </draw:line>
        <draw:frame draw:style-name="gr2" draw:layer="layout" svg:width="14.105cm" svg:height="2.171cm" svg:x="6.9cm" svg:y="6.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7" draw:text-style-name="P6" draw:layer="layout" svg:width="16cm" svg:height="3cm" svg:x="6.1cm" svg:y="6.4cm">
          <text:p text:style-name="P1"/>
        </draw:rect>
        <draw:frame draw:style-name="gr1" draw:text-style-name="P11" draw:layer="layout" svg:width="1.383cm" svg:height="0.962cm" svg:x="8.6cm" svg:y="18.401cm">
          <draw:text-box>
            <text:p text:style-name="P1"><text:span text:style-name="T13">i -1</text:span></text:p>
          </draw:text-box>
        </draw:frame>
        <draw:circle draw:style-name="gr5" draw:text-style-name="P6" draw:layer="layout" svg:width="0.3cm" svg:height="0.3cm" svg:x="9.1cm" svg:y="18.16cm">
          <text:p text:style-name="P1"/>
        </draw:circle>
        <draw:frame draw:style-name="gr1" draw:text-style-name="P11" draw:layer="layout" svg:width="0.815cm" svg:height="0.962cm" svg:x="22.6cm" svg:y="18.2cm">
          <draw:text-box>
            <text:p text:style-name="P1"><text:span text:style-name="T13">x</text:span></text:p>
          </draw:text-box>
        </draw:frame>
        <draw:frame draw:style-name="gr1" draw:text-style-name="P12" draw:layer="layout" svg:width="1.035cm" svg:height="0.962cm" svg:x="6.7cm" svg:y="18.1cm">
          <draw:text-box>
            <text:p text:style-name="P1"><text:span text:style-name="T14">...</text:span></text:p>
          </draw:text-box>
        </draw:frame>
        <draw:line draw:style-name="gr8" draw:text-style-name="P6" draw:layer="layout" svg:x1="6cm" svg:y1="18.9cm" svg:x2="6cm" svg:y2="11.4cm">
          <text:p text:style-name="P1"/>
        </draw:line>
        <draw:frame draw:style-name="gr1" draw:text-style-name="P11" draw:layer="layout" svg:width="0.913cm" svg:height="0.962cm" svg:x="5cm" svg:y="11.472cm">
          <draw:text-box>
            <text:p text:style-name="P1"><text:span text:style-name="T15">φ</text:span></text:p>
          </draw:text-box>
        </draw:frame>
        <draw:line draw:style-name="gr9" draw:text-style-name="P6" draw:layer="layout" svg:x1="15.153cm" svg:y1="18.4cm" svg:x2="15.153cm" svg:y2="14.4cm">
          <text:p text:style-name="P1"/>
        </draw:line>
        <draw:circle draw:style-name="gr10" draw:text-style-name="P6" draw:layer="layout" svg:width="0.3cm" svg:height="0.3cm" svg:x="15cm" svg:y="14.259cm">
          <text:p text:style-name="P1"/>
        </draw:circle>
        <draw:line draw:style-name="gr9" draw:text-style-name="P6" draw:layer="layout" svg:x1="9.253cm" svg:y1="18.401cm" svg:x2="9.253cm" svg:y2="15.5cm">
          <text:p text:style-name="P1"/>
        </draw:line>
        <draw:circle draw:style-name="gr10" draw:text-style-name="P6" draw:layer="layout" svg:width="0.3cm" svg:height="0.3cm" svg:x="9.1cm" svg:y="15.478cm">
          <text:p text:style-name="P1"/>
        </draw:circle>
        <draw:line draw:style-name="gr11" draw:text-style-name="P6" draw:layer="layout" svg:x1="11.5cm" svg:y1="17.7cm" svg:x2="13cm" svg:y2="17.7cm">
          <text:p text:style-name="P1"/>
        </draw:line>
        <draw:frame draw:style-name="gr1" draw:text-style-name="P12" draw:layer="layout" svg:width="0.891cm" svg:height="0.962cm" svg:x="11.653cm" svg:y="16.847cm">
          <draw:text-box>
            <text:p text:style-name="P1"><text:span text:style-name="T14">u</text:span></text:p>
          </draw:text-box>
        </draw:frame>
        <draw:frame draw:style-name="gr1" draw:text-style-name="P12" draw:layer="layout" svg:width="0.891cm" svg:height="0.962cm" svg:x="11.654cm" svg:y="16.848cm">
          <draw:text-box>
            <text:p text:style-name="P1"><text:span text:style-name="T14">u</text:span></text:p>
          </draw:text-box>
        </draw:frame>
        <draw:line draw:style-name="gr11" draw:text-style-name="P6" draw:layer="layout" svg:x1="17.5cm" svg:y1="17.7cm" svg:x2="19cm" svg:y2="17.7cm">
          <text:p text:style-name="P1"/>
        </draw:line>
        <draw:frame draw:style-name="gr1" draw:text-style-name="P12" draw:layer="layout" svg:width="0.891cm" svg:height="0.962cm" svg:x="17.653cm" svg:y="16.847cm">
          <draw:text-box>
            <text:p text:style-name="P1"><text:span text:style-name="T14">u</text:span></text:p>
          </draw:text-box>
        </draw:frame>
        <draw:frame draw:style-name="gr1" draw:text-style-name="P12" draw:layer="layout" svg:width="0.891cm" svg:height="0.962cm" svg:x="17.654cm" svg:y="16.848cm">
          <draw:text-box>
            <text:p text:style-name="P1"><text:span text:style-name="T14">u</text:span></text:p>
          </draw:text-box>
        </draw:frame>
        <draw:frame draw:style-name="gr1" draw:text-style-name="P13" draw:layer="layout" svg:width="10.527cm" svg:height="1.191cm" svg:x="1.5cm" svg:y="0.1cm">
          <draw:text-box>
            <text:p text:style-name="P1"><text:span text:style-name="T12">Diferenciação atrasada</text:span></text:p>
          </draw:text-box>
        </draw:frame>
        <draw:line draw:style-name="gr12" draw:text-style-name="P6" draw:layer="layout" svg:x1="-0.001cm" svg:y1="1.4cm" svg:x2="27.999cm" svg:y2="1.4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2" draw:layer="layout" svg:width="17.272cm" svg:height="1.344cm" svg:x="1.772cm" svg:y="3.7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1" draw:layer="layout" svg:width="0.642cm" svg:height="0.962cm" svg:x="14.9cm" svg:y="18.3cm">
          <draw:text-box>
            <text:p text:style-name="P1"><text:span text:style-name="T13">i</text:span></text:p>
          </draw:text-box>
        </draw:frame>
        <draw:frame draw:style-name="gr1" draw:text-style-name="P11" draw:layer="layout" svg:width="1.912cm" svg:height="0.962cm" svg:x="11.3cm" svg:y="18.3cm">
          <draw:text-box>
            <text:p text:style-name="P1"><text:span text:style-name="T13">i -1/2</text:span></text:p>
          </draw:text-box>
        </draw:frame>
        <draw:circle draw:style-name="gr5" draw:text-style-name="P6" draw:layer="layout" svg:width="0.3cm" svg:height="0.3cm" svg:x="12cm" svg:y="18.159cm">
          <text:p text:style-name="P1"/>
        </draw:circle>
        <draw:circle draw:style-name="gr5" draw:text-style-name="P6" draw:layer="layout" svg:width="0.3cm" svg:height="0.3cm" svg:x="15cm" svg:y="18.159cm">
          <text:p text:style-name="P1"/>
        </draw:circle>
        <draw:frame draw:style-name="gr1" draw:text-style-name="P11" draw:layer="layout" svg:width="2.073cm" svg:height="0.962cm" svg:x="17.2cm" svg:y="18.3cm">
          <draw:text-box>
            <text:p text:style-name="P1"><text:span text:style-name="T13">i +1/2</text:span></text:p>
          </draw:text-box>
        </draw:frame>
        <draw:circle draw:style-name="gr5" draw:text-style-name="P6" draw:layer="layout" svg:width="0.3cm" svg:height="0.3cm" svg:x="18cm" svg:y="18.159cm">
          <text:p text:style-name="P1"/>
        </draw:circle>
        <draw:line draw:style-name="gr6" draw:text-style-name="P6" draw:layer="layout" svg:x1="5.4cm" svg:y1="18.3cm" svg:x2="22.9cm" svg:y2="18.3cm">
          <text:p text:style-name="P1"/>
        </draw:line>
        <draw:frame draw:style-name="gr2" draw:layer="layout" svg:width="14.118cm" svg:height="2.171cm" svg:x="6.9cm" svg:y="6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7" draw:text-style-name="P6" draw:layer="layout" svg:width="16cm" svg:height="3cm" svg:x="6.1cm" svg:y="6.4cm">
          <text:p text:style-name="P1"/>
        </draw:rect>
        <draw:frame draw:style-name="gr1" draw:text-style-name="P11" draw:layer="layout" svg:width="1.543cm" svg:height="0.962cm" svg:x="20.5cm" svg:y="18.301cm">
          <draw:text-box>
            <text:p text:style-name="P1"><text:span text:style-name="T13">i +1</text:span></text:p>
          </draw:text-box>
        </draw:frame>
        <draw:circle draw:style-name="gr5" draw:text-style-name="P6" draw:layer="layout" svg:width="0.3cm" svg:height="0.3cm" svg:x="21cm" svg:y="18.16cm">
          <text:p text:style-name="P1"/>
        </draw:circle>
        <draw:frame draw:style-name="gr1" draw:text-style-name="P11" draw:layer="layout" svg:width="0.815cm" svg:height="0.962cm" svg:x="22.6cm" svg:y="18.2cm">
          <draw:text-box>
            <text:p text:style-name="P1"><text:span text:style-name="T13">x</text:span></text:p>
          </draw:text-box>
        </draw:frame>
        <draw:frame draw:style-name="gr1" draw:text-style-name="P12" draw:layer="layout" svg:width="1.035cm" svg:height="0.962cm" svg:x="6.7cm" svg:y="18.1cm">
          <draw:text-box>
            <text:p text:style-name="P1"><text:span text:style-name="T14">...</text:span></text:p>
          </draw:text-box>
        </draw:frame>
        <draw:line draw:style-name="gr8" draw:text-style-name="P6" draw:layer="layout" svg:x1="6cm" svg:y1="18.9cm" svg:x2="6cm" svg:y2="11.4cm">
          <text:p text:style-name="P1"/>
        </draw:line>
        <draw:frame draw:style-name="gr1" draw:text-style-name="P11" draw:layer="layout" svg:width="0.913cm" svg:height="0.962cm" svg:x="5cm" svg:y="11.472cm">
          <draw:text-box>
            <text:p text:style-name="P1"><text:span text:style-name="T15">φ</text:span></text:p>
          </draw:text-box>
        </draw:frame>
        <draw:line draw:style-name="gr9" draw:text-style-name="P6" draw:layer="layout" svg:x1="15.153cm" svg:y1="18.4cm" svg:x2="15.153cm" svg:y2="14.4cm">
          <text:p text:style-name="P1"/>
        </draw:line>
        <draw:circle draw:style-name="gr10" draw:text-style-name="P6" draw:layer="layout" svg:width="0.3cm" svg:height="0.3cm" svg:x="15cm" svg:y="14.259cm">
          <text:p text:style-name="P1"/>
        </draw:circle>
        <draw:line draw:style-name="gr9" draw:text-style-name="P6" draw:layer="layout" svg:x1="21.153cm" svg:y1="18.401cm" svg:x2="21.153cm" svg:y2="13.1cm">
          <text:p text:style-name="P1"/>
        </draw:line>
        <draw:circle draw:style-name="gr10" draw:text-style-name="P6" draw:layer="layout" svg:width="0.3cm" svg:height="0.3cm" svg:x="21cm" svg:y="12.678cm">
          <text:p text:style-name="P1"/>
        </draw:circle>
        <draw:line draw:style-name="gr15" draw:text-style-name="P6" draw:layer="layout" svg:x1="11.5cm" svg:y1="17.7cm" svg:x2="13cm" svg:y2="17.7cm">
          <text:p text:style-name="P1"/>
        </draw:line>
        <draw:frame draw:style-name="gr1" draw:text-style-name="P12" draw:layer="layout" svg:width="0.891cm" svg:height="0.962cm" svg:x="12.054cm" svg:y="16.848cm">
          <draw:text-box>
            <text:p text:style-name="P1"><text:span text:style-name="T14">u</text:span></text:p>
          </draw:text-box>
        </draw:frame>
        <draw:line draw:style-name="gr15" draw:text-style-name="P6" draw:layer="layout" svg:x1="17.5cm" svg:y1="17.7cm" svg:x2="19cm" svg:y2="17.7cm">
          <text:p text:style-name="P1"/>
        </draw:line>
        <draw:frame draw:style-name="gr1" draw:text-style-name="P12" draw:layer="layout" svg:width="0.891cm" svg:height="0.962cm" svg:x="18.054cm" svg:y="16.848cm">
          <draw:text-box>
            <text:p text:style-name="P1"><text:span text:style-name="T14">u</text:span></text:p>
          </draw:text-box>
        </draw:frame>
        <draw:frame draw:style-name="gr1" draw:text-style-name="P10" draw:layer="layout" svg:width="10.527cm" svg:height="1.191cm" svg:x="1.5cm" svg:y="0.1cm">
          <draw:text-box>
            <text:p text:style-name="P1"><text:span text:style-name="T12">Diferenciação atrasada</text:span></text:p>
          </draw:text-box>
        </draw:frame>
        <draw:line draw:style-name="gr12" draw:text-style-name="P6" draw:layer="layout" svg:x1="0cm" svg:y1="1.4cm" svg:x2="28cm" svg:y2="1.4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2" draw:layer="layout" svg:width="17.272cm" svg:height="1.344cm" svg:x="1.772cm" svg:y="3.73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1" draw:layer="layout" svg:width="0.642cm" svg:height="0.962cm" svg:x="14.9cm" svg:y="18.3cm">
          <draw:text-box>
            <text:p text:style-name="P1"><text:span text:style-name="T13">i</text:span></text:p>
          </draw:text-box>
        </draw:frame>
        <draw:frame draw:style-name="gr1" draw:text-style-name="P11" draw:layer="layout" svg:width="1.912cm" svg:height="0.962cm" svg:x="11.3cm" svg:y="18.3cm">
          <draw:text-box>
            <text:p text:style-name="P1"><text:span text:style-name="T13">i -1/2</text:span></text:p>
          </draw:text-box>
        </draw:frame>
        <draw:circle draw:style-name="gr5" draw:text-style-name="P6" draw:layer="layout" svg:width="0.3cm" svg:height="0.3cm" svg:x="12cm" svg:y="18.159cm">
          <text:p text:style-name="P1"/>
        </draw:circle>
        <draw:circle draw:style-name="gr5" draw:text-style-name="P6" draw:layer="layout" svg:width="0.3cm" svg:height="0.3cm" svg:x="15cm" svg:y="18.159cm">
          <text:p text:style-name="P1"/>
        </draw:circle>
        <draw:frame draw:style-name="gr1" draw:text-style-name="P11" draw:layer="layout" svg:width="2.073cm" svg:height="0.962cm" svg:x="17.2cm" svg:y="18.3cm">
          <draw:text-box>
            <text:p text:style-name="P1"><text:span text:style-name="T13">i +1/2</text:span></text:p>
          </draw:text-box>
        </draw:frame>
        <draw:circle draw:style-name="gr5" draw:text-style-name="P6" draw:layer="layout" svg:width="0.3cm" svg:height="0.3cm" svg:x="18cm" svg:y="18.159cm">
          <text:p text:style-name="P1"/>
        </draw:circle>
        <draw:line draw:style-name="gr6" draw:text-style-name="P6" draw:layer="layout" svg:x1="5.4cm" svg:y1="18.3cm" svg:x2="22.9cm" svg:y2="18.3cm">
          <text:p text:style-name="P1"/>
        </draw:line>
        <draw:frame draw:style-name="gr2" draw:layer="layout" svg:width="14.118cm" svg:height="2.171cm" svg:x="6.9cm" svg:y="6.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7" draw:text-style-name="P6" draw:layer="layout" svg:width="16cm" svg:height="3cm" svg:x="6.1cm" svg:y="6.4cm">
          <text:p text:style-name="P1"/>
        </draw:rect>
        <draw:frame draw:style-name="gr1" draw:text-style-name="P11" draw:layer="layout" svg:width="1.543cm" svg:height="0.962cm" svg:x="20.5cm" svg:y="18.301cm">
          <draw:text-box>
            <text:p text:style-name="P1"><text:span text:style-name="T13">i +1</text:span></text:p>
          </draw:text-box>
        </draw:frame>
        <draw:circle draw:style-name="gr5" draw:text-style-name="P6" draw:layer="layout" svg:width="0.3cm" svg:height="0.3cm" svg:x="21cm" svg:y="18.16cm">
          <text:p text:style-name="P1"/>
        </draw:circle>
        <draw:frame draw:style-name="gr1" draw:text-style-name="P11" draw:layer="layout" svg:width="0.815cm" svg:height="0.962cm" svg:x="22.6cm" svg:y="18.2cm">
          <draw:text-box>
            <text:p text:style-name="P1"><text:span text:style-name="T13">x</text:span></text:p>
          </draw:text-box>
        </draw:frame>
        <draw:frame draw:style-name="gr1" draw:text-style-name="P12" draw:layer="layout" svg:width="1.035cm" svg:height="0.962cm" svg:x="6.7cm" svg:y="18.1cm">
          <draw:text-box>
            <text:p text:style-name="P1"><text:span text:style-name="T14">...</text:span></text:p>
          </draw:text-box>
        </draw:frame>
        <draw:line draw:style-name="gr8" draw:text-style-name="P6" draw:layer="layout" svg:x1="6cm" svg:y1="18.9cm" svg:x2="6cm" svg:y2="11.4cm">
          <text:p text:style-name="P1"/>
        </draw:line>
        <draw:frame draw:style-name="gr1" draw:text-style-name="P11" draw:layer="layout" svg:width="0.913cm" svg:height="0.962cm" svg:x="5cm" svg:y="11.472cm">
          <draw:text-box>
            <text:p text:style-name="P1"><text:span text:style-name="T15">φ</text:span></text:p>
          </draw:text-box>
        </draw:frame>
        <draw:line draw:style-name="gr9" draw:text-style-name="P6" draw:layer="layout" svg:x1="15.153cm" svg:y1="18.4cm" svg:x2="15.153cm" svg:y2="14.4cm">
          <text:p text:style-name="P1"/>
        </draw:line>
        <draw:circle draw:style-name="gr10" draw:text-style-name="P6" draw:layer="layout" svg:width="0.3cm" svg:height="0.3cm" svg:x="15cm" svg:y="14.259cm">
          <text:p text:style-name="P1"/>
        </draw:circle>
        <draw:line draw:style-name="gr9" draw:text-style-name="P6" draw:layer="layout" svg:x1="21.153cm" svg:y1="18.401cm" svg:x2="21.153cm" svg:y2="13.1cm">
          <text:p text:style-name="P1"/>
        </draw:line>
        <draw:circle draw:style-name="gr10" draw:text-style-name="P6" draw:layer="layout" svg:width="0.3cm" svg:height="0.3cm" svg:x="21cm" svg:y="12.678cm">
          <text:p text:style-name="P1"/>
        </draw:circle>
        <draw:line draw:style-name="gr15" draw:text-style-name="P6" draw:layer="layout" svg:x1="11.5cm" svg:y1="17.7cm" svg:x2="13cm" svg:y2="17.7cm">
          <text:p text:style-name="P1"/>
        </draw:line>
        <draw:frame draw:style-name="gr1" draw:text-style-name="P12" draw:layer="layout" svg:width="0.891cm" svg:height="0.962cm" svg:x="12.054cm" svg:y="16.848cm">
          <draw:text-box>
            <text:p text:style-name="P1"><text:span text:style-name="T14">u</text:span></text:p>
          </draw:text-box>
        </draw:frame>
        <draw:line draw:style-name="gr15" draw:text-style-name="P6" draw:layer="layout" svg:x1="17.5cm" svg:y1="17.7cm" svg:x2="19cm" svg:y2="17.7cm">
          <text:p text:style-name="P1"/>
        </draw:line>
        <draw:frame draw:style-name="gr1" draw:text-style-name="P12" draw:layer="layout" svg:width="0.891cm" svg:height="0.962cm" svg:x="18.054cm" svg:y="16.848cm">
          <draw:text-box>
            <text:p text:style-name="P1"><text:span text:style-name="T14">u</text:span></text:p>
          </draw:text-box>
        </draw:frame>
        <draw:g>
          <draw:line draw:style-name="gr9" draw:text-style-name="P6" draw:layer="layout" svg:x1="18.153cm" svg:y1="18.402cm" svg:x2="18.153cm" svg:y2="13.101cm">
            <text:p text:style-name="P1"/>
          </draw:line>
          <draw:circle draw:style-name="gr14" draw:text-style-name="P6" draw:layer="layout" svg:width="0.3cm" svg:height="0.3cm" svg:x="18cm" svg:y="12.679cm">
            <text:p text:style-name="P1"/>
          </draw:circle>
          <draw:line draw:style-name="gr13" draw:text-style-name="P6" draw:layer="layout" svg:x1="18.153cm" svg:y1="12.865cm" svg:x2="21.153cm" svg:y2="12.865cm">
            <text:p text:style-name="P1"/>
          </draw:line>
          <draw:line draw:style-name="gr9" draw:text-style-name="P6" draw:layer="layout" svg:x1="12.153cm" svg:y1="18.401cm" svg:x2="12.153cm" svg:y2="14.401cm">
            <text:p text:style-name="P1"/>
          </draw:line>
          <draw:circle draw:style-name="gr14" draw:text-style-name="P6" draw:layer="layout" svg:width="0.3cm" svg:height="0.3cm" svg:x="12cm" svg:y="14.26cm">
            <text:p text:style-name="P1"/>
          </draw:circle>
          <draw:line draw:style-name="gr13" draw:text-style-name="P6" draw:layer="layout" svg:x1="12.1cm" svg:y1="14.365cm" svg:x2="15.1cm" svg:y2="14.365cm">
            <text:p text:style-name="P1"/>
          </draw:line>
        </draw:g>
        <draw:frame draw:style-name="gr1" draw:text-style-name="P13" draw:layer="layout" svg:width="10.527cm" svg:height="1.191cm" svg:x="1.5cm" svg:y="0.1cm">
          <draw:text-box>
            <text:p text:style-name="P1"><text:span text:style-name="T12">Diferenciação atrasada</text:span></text:p>
          </draw:text-box>
        </draw:frame>
        <draw:line draw:style-name="gr12" draw:text-style-name="P6" draw:layer="layout" svg:x1="-0.001cm" svg:y1="1.4cm" svg:x2="27.999cm" svg:y2="1.4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1" draw:text-style-name="P10" draw:layer="layout" svg:width="10.527cm" svg:height="1.191cm" svg:x="1.5cm" svg:y="0.1cm">
          <draw:text-box>
            <text:p text:style-name="P1"><text:span text:style-name="T12">Diferenciação atrasada</text:span></text:p>
          </draw:text-box>
        </draw:frame>
        <draw:line draw:style-name="gr12" draw:text-style-name="P6" draw:layer="layout" svg:x1="0cm" svg:y1="1.4cm" svg:x2="28cm" svg:y2="1.4cm">
          <text:p text:style-name="P1"/>
        </draw:line>
        <draw:frame draw:style-name="gr16" draw:text-style-name="P16" draw:layer="layout" svg:width="25.499cm" svg:height="4.011cm" svg:x="1.776cm" svg:y="5.237cm">
          <draw:text-box>
            <text:list text:style-name="L2">
              <text:list-item>
                <text:p text:style-name="P15"><text:span text:style-name="T16"><text:s/></text:span><text:span text:style-name="T16">A formulação matemática é conservativa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É um esquema incondicionalmente estável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É sensível ao transporte de fluido, pois considera a convecção.</text:span></text:p>
              </text:list-item>
            </text:list>
          </draw:text-box>
        </draw:frame>
        <draw:frame draw:style-name="gr1" draw:text-style-name="P17" draw:layer="layout" svg:width="6.052cm" svg:height="1.11cm" svg:x="1.1cm" svg:y="3.9cm">
          <draw:text-box>
            <text:p text:style-name="P1"><text:span text:style-name="T17">Propriedades:</text:span></text:p>
          </draw:text-box>
        </draw:frame>
        <draw:frame draw:style-name="gr1" draw:text-style-name="P17" draw:layer="layout" svg:width="6.386cm" svg:height="1.11cm" svg:x="1.101cm" svg:y="12.1cm">
          <draw:text-box>
            <text:p text:style-name="P1"><text:span text:style-name="T17">Desvantagens:</text:span></text:p>
          </draw:text-box>
        </draw:frame>
        <draw:frame draw:style-name="gr17" draw:text-style-name="P16" draw:layer="layout" svg:width="24.169cm" svg:height="4.011cm" svg:x="1.776cm" svg:y="13.838cm">
          <draw:text-box>
            <text:list text:style-name="L2">
              <text:list-item>
                <text:p text:style-name="P15"><text:span text:style-name="T16"><text:s/></text:span><text:span text:style-name="T16">Precisão de primeira ordem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Produz erros numéricos em um fluxo com direção diferente</text:span><text:span text:style-name="T16"><text:line-break/></text:span><text:span text:style-name="T16">das direções dos eixos coordenad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rect draw:style-name="gr4" draw:text-style-name="P6" draw:layer="layout" svg:width="26.146cm" svg:height="5.5cm" svg:x="1.1cm" svg:y="11.1cm">
          <text:p text:style-name="P1"/>
        </draw:rect>
        <draw:frame draw:style-name="gr1" draw:text-style-name="P18" draw:layer="layout" svg:width="18.396cm" svg:height="4.367cm" svg:x="2.1cm" svg:y="3.4cm">
          <draw:text-box>
            <text:p text:style-name="P1"><text:span text:style-name="T5">Diferenciação híbrida</text:span></text:p>
            <text:p text:style-name="P1"><text:span text:style-name="T5"><text:tab/></text:span><text:span text:style-name="T5"><text:tab/></text:span><text:span text:style-name="T5"><text:tab/></text:span><text:span text:style-name="T6">(“</text:span><text:span text:style-name="T7">Hybrid</text:span><text:span text:style-name="T6">”)</text:span></text:p>
          </draw:text-box>
        </draw:frame>
        <draw:frame draw:style-name="gr1" draw:text-style-name="P19" draw:layer="layout" svg:width="24.933cm" svg:height="3.845cm" svg:x="1.7cm" svg:y="11.8cm">
          <draw:text-box>
            <text:p text:style-name="P1"><text:span text:style-name="T8">Idéia geral</text:span><text:span text:style-name="T9">: usa diferenças centrais quando </text:span></text:p>
            <text:p text:style-name="P1"><text:span text:style-name="T9">a convecção é fraca, e usa diferenças</text:span></text:p>
            <text:p text:style-name="P1"><text:span text:style-name="T9">atrasadas quando a convecção domina a difus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1" draw:text-style-name="P13" draw:layer="layout" svg:width="9.79cm" svg:height="1.191cm" svg:x="1.5cm" svg:y="0.1cm">
          <draw:text-box>
            <text:p text:style-name="P1"><text:span text:style-name="T12">Diferenciação híbrida</text:span></text:p>
          </draw:text-box>
        </draw:frame>
        <draw:line draw:style-name="gr12" draw:text-style-name="P6" draw:layer="layout" svg:x1="-0.001cm" svg:y1="1.4cm" svg:x2="27.999cm" svg:y2="1.4cm">
          <text:p text:style-name="P1"/>
        </draw:line>
        <draw:frame draw:style-name="gr1" draw:text-style-name="P20" draw:layer="layout" svg:width="4.38cm" svg:height="1.11cm" svg:x="1.1cm" svg:y="2cm">
          <draw:text-box>
            <text:p text:style-name="P1"><text:span text:style-name="T17">Esquema:</text:span></text:p>
          </draw:text-box>
        </draw:frame>
        <draw:frame draw:style-name="gr2" draw:layer="layout" svg:width="21.666cm" svg:height="3.704cm" svg:x="3.167cm" svg:y="4.1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6.805cm" svg:height="3.534cm" svg:x="5.598cm" svg:y="10.6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7.753cm" svg:height="3.534cm" svg:x="5.124cm" svg:y="16.18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1" draw:layer="layout" svg:width="6.92cm" svg:height="1.038cm" svg:x="10.54cm" svg:y="3.3cm">
          <draw:text-box>
            <text:p text:style-name="P1"><text:span text:style-name="T18">(diferenças centrais)</text:span></text:p>
          </draw:text-box>
        </draw:frame>
        <draw:frame draw:style-name="gr1" draw:text-style-name="P21" draw:layer="layout" svg:width="7.551cm" svg:height="1.038cm" svg:x="10.225cm" svg:y="9.5cm">
          <draw:text-box>
            <text:p text:style-name="P1"><text:span text:style-name="T18">(diferenças atrasadas)</text:span></text:p>
          </draw:text-box>
        </draw:frame>
        <draw:frame draw:style-name="gr1" draw:text-style-name="P21" draw:layer="layout" svg:width="7.551cm" svg:height="1.038cm" svg:x="10.225cm" svg:y="15.201cm">
          <draw:text-box>
            <text:p text:style-name="P1"><text:span text:style-name="T18">(diferenças atrasada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1" draw:text-style-name="P13" draw:layer="layout" svg:width="9.79cm" svg:height="1.191cm" svg:x="1.5cm" svg:y="0.1cm">
          <draw:text-box>
            <text:p text:style-name="P1"><text:span text:style-name="T12">Diferenciação híbrida</text:span></text:p>
          </draw:text-box>
        </draw:frame>
        <draw:line draw:style-name="gr12" draw:text-style-name="P6" draw:layer="layout" svg:x1="-0.001cm" svg:y1="1.4cm" svg:x2="27.999cm" svg:y2="1.4cm">
          <text:p text:style-name="P1"/>
        </draw:line>
        <draw:frame draw:style-name="gr18" draw:text-style-name="P22" draw:layer="layout" svg:width="25.431cm" svg:height="8.241cm" svg:x="1.776cm" svg:y="3.837cm">
          <draw:text-box>
            <text:list text:style-name="L2">
              <text:list-item>
                <text:p text:style-name="P15"><text:span text:style-name="T16"><text:s/></text:span><text:span text:style-name="T16">A formulação matemática é conservativa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É um esquema incondicionalmente estável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É sensível ao transporte de fluido, semelhante à diferenciação</text:span><text:span text:style-name="T16"><text:line-break/></text:span><text:span text:style-name="T16">atrasada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É mais preciso que a diferenciação atrasada em fluxos onde a </text:span><text:span text:style-name="T16"><text:line-break/></text:span><text:span text:style-name="T16">convecção não domina a difusão.</text:span></text:p>
              </text:list-item>
            </text:list>
          </draw:text-box>
        </draw:frame>
        <draw:frame draw:style-name="gr1" draw:text-style-name="P20" draw:layer="layout" svg:width="6.052cm" svg:height="1.11cm" svg:x="1.1cm" svg:y="2.5cm">
          <draw:text-box>
            <text:p text:style-name="P1"><text:span text:style-name="T17">Propriedades:</text:span></text:p>
          </draw:text-box>
        </draw:frame>
        <draw:frame draw:style-name="gr1" draw:text-style-name="P20" draw:layer="layout" svg:width="6.386cm" svg:height="1.11cm" svg:x="1.101cm" svg:y="13.3cm">
          <draw:text-box>
            <text:p text:style-name="P1"><text:span text:style-name="T17">Desvantagens:</text:span></text:p>
          </draw:text-box>
        </draw:frame>
        <draw:frame draw:style-name="gr19" draw:text-style-name="P22" draw:layer="layout" svg:width="24.169cm" svg:height="4.011cm" svg:x="1.776cm" svg:y="15.038cm">
          <draw:text-box>
            <text:list text:style-name="L2">
              <text:list-item>
                <text:p text:style-name="P15"><text:span text:style-name="T16"><text:s/></text:span><text:span text:style-name="T16">Precisão de primeira ordem;</text:span></text:p>
              </text:list-item>
            </text:list>
            <text:list text:style-name="L2">
              <text:list-item>
                <text:p text:style-name="P15"><text:span text:style-name="T16"><text:s/></text:span><text:span text:style-name="T16">Produz erros numéricos em um fluxo com direção diferente</text:span><text:span text:style-name="T16"><text:line-break/></text:span><text:span text:style-name="T16">das direções dos eixos coordenad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 draw:page-number="5"/>
      <draw:page-thumbnail draw:layer="backgroundobjects" svg:width="5.939cm" svg:height="4.454cm" svg:x="20.79cm" svg:y="12.525cm" draw:page-number="6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7"/>
      <draw:page-thumbnail draw:layer="backgroundobjects" svg:width="5.939cm" svg:height="4.454cm" svg:x="11.88cm" svg:y="4.02cm" draw:page-number="8"/>
      <draw:page-thumbnail draw:layer="backgroundobjects" svg:width="5.939cm" svg:height="4.454cm" svg:x="20.79cm" svg:y="4.02cm" draw:page-number="9"/>
      <draw:page-thumbnail draw:layer="backgroundobjects" svg:width="5.939cm" svg:height="4.454cm" svg:x="2.97cm" svg:y="12.525cm" draw:page-number="10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25T21:10:08</meta:creation-date>
    <dc:creator>STALTZ</dc:creator>
    <dc:date>2006-10-26T17:32:28</dc:date>
    <dc:language>en-US</dc:language>
    <meta:editing-cycles>27</meta:editing-cycles>
    <meta:editing-duration>PT4H6M54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i/>
      <math:msub>
        <math:mi>u</math:mi>
        <math:mrow>
          <math:mi>i</math:mi>
          <math:mo math:stretchy="false">−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</math:mo>
        <math:mi/>
      </math:mrow>
      <math:mn>0</math:mn>
      <math:mi/>
      <math:mi>e</math:mi>
      <math:mi/>
      <math:msub>
        <math:mi>u</math:mi>
        <math:mrow>
          <math:mi>i</math:mi>
          <math:mo math:stretchy="false">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</math:mo>
        <math:mi/>
      </math:mrow>
      <math:mn>0</math:mn>
      <math:mi/>
      <math:mi>,</math:mi>
      <math:mi/>
      <math:mi math:fontstyle="italic">então</math:mi>
      <math:mi>:</math:mi>
    </math:mrow>
    <math:annotation math:encoding="StarMath 5.0">Se~~ u_{i- 1/2}`&gt;`0 ~~ e~~ u_{i+ 1/2}`&gt;`0~, `então: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frac>
          <math:msub>
            <math:mrow>
              <math:mo math:stretchy="false"></math:mo>
              <math:mrow>
                <math:mo math:stretchy="false"></math:mo>
                <math:mi>u</math:mi>
              </math:mrow>
              <math:mo math:stretchy="false"></math:mo>
            </math:mrow>
            <math:mrow>
              <math:mi>i</math:mi>
              <math:mo math:stretchy="false">±</math:mo>
              <math:mrow>
                <math:mn>1</math:mn>
                <math:mo math:stretchy="false">/</math:mo>
                <math:mn>2</math:mn>
              </math:mrow>
            </math:mrow>
          </math:msub>
          <math:mrow>
            <math:mrow>
              <math:msub>
                <math:mo math:stretchy="false"></math:mo>
                <math:mrow>
                  <math:mi>i</math:mi>
                  <math:mo math:stretchy="false">±</math:mo>
                  <math:mrow>
                    <math:mn>1</math:mn>
                    <math:mo math:stretchy="false">/</math:mo>
                    <math:mn>2</math:mn>
                  </math:mrow>
                </math:mrow>
              </math:msub>
              <math:mo math:stretchy="false">/</math:mo>
              <math:mo math:stretchy="false"></math:mo>
            </math:mrow>
            <math:mi>x</math:mi>
          </math:mrow>
        </math:mfrac>
      </math:mfenced>
      <math:mrow>
        <math:mi/>
        <math:mo math:stretchy="false"></math:mo>
        <math:mi/>
      </math:mrow>
      <math:mn>2</math:mn>
      <math:mi/>
      <math:mo math:stretchy="false">⇒</math:mo>
      <math:mi/>
      <math:mtable>
        <math:mtr>
          <math:mrow>
            <math:msub>
              <math:mo math:stretchy="false"></math:mo>
              <math:mrow>
                <math:mi>i</math:mi>
                <math:mo math:stretchy="false">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row>
              <math:mrow>
                <math:mo math:stretchy="false"></math:mo>
                <math:mrow>
                  <math:msub>
                    <math:mo math:stretchy="false"></math:mo>
                    <math:mi>i</math:mi>
                  </math:msub>
                  <math:mo math:stretchy="false"></math:mo>
                  <math:msub>
                    <math:mo math:stretchy="false"></math:mo>
                    <math:mrow>
                      <math:mi>i</math:mi>
                      <math:mo math:stretchy="false"></math:mo>
                      <math:mn>1</math:mn>
                    </math:mrow>
                  </math:msub>
                </math:mrow>
                <math:mo math:stretchy="false"></math:mo>
              </math:mrow>
              <math:mo math:stretchy="false">/</math:mo>
              <math:mn>2</math:mn>
            </math:mrow>
          </math:mrow>
        </math:mtr>
        <math:mtr>
          <math:mrow>
            <math:msub>
              <math:mo math:stretchy="false"></math:mo>
              <math:mrow>
                <math:mi>i</math:mi>
                <math:mo math:stretchy="false">−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row>
              <math:mrow>
                <math:mo math:stretchy="false"></math:mo>
                <math:mrow>
                  <math:msub>
                    <math:mo math:stretchy="false"></math:mo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</math:mo>
                  <math:msub>
                    <math:mo math:stretchy="false"></math:mo>
                    <math:mi>i</math:mi>
                  </math:msub>
                </math:mrow>
                <math:mo math:stretchy="false"></math:mo>
              </math:mrow>
              <math:mo math:stretchy="false">/</math:mo>
              <math:mn>2</math:mn>
            </math:mrow>
          </math:mrow>
        </math:mtr>
      </math:mtable>
    </math:mrow>
    <math:annotation math:encoding="StarMath 5.0">left lline {(%rho u)_{i+- 1/2}}over{%GAMMA_{i+-1/2}/%DELTA x} right rline `&lt;` 2 ~drarrow ~ binom{%varphi_{i+ 1/2} `=` (%varphi_{i}+%varphi_{i+1})/2}
{%varphi_{i- 1/2} `=` (%varphi_{i-1}+%varphi_{i})/2}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row>
            <math:mo math:stretchy="false"></math:mo>
            <math:mrow>
              <math:mo math:stretchy="false"></math:mo>
              <math:mi>u</math:mi>
            </math:mrow>
            <math:mo math:stretchy="false"></math:mo>
          </math:mrow>
          <math:mrow>
            <math:mi>i</math:mi>
            <math:mo math:stretchy="false">±</math:mo>
            <math:mrow>
              <math:mn>1</math:mn>
              <math:mo math:stretchy="false">/</math:mo>
              <math:mn>2</math:mn>
            </math:mrow>
          </math:mrow>
        </math:msub>
        <math:mrow>
          <math:mrow>
            <math:msub>
              <math:mo math:stretchy="false"></math:mo>
              <math:mrow>
                <math:mi>i</math:mi>
                <math:mo math:stretchy="false">±</math:mo>
                <math:mrow>
                  <math:mn>1</math:mn>
                  <math:mo math:stretchy="false">/</math:mo>
                  <math:mn>2</math:mn>
                </math:mrow>
              </math:mrow>
            </math:msub>
            <math:mo math:stretchy="false">/</math:mo>
            <math:mo math:stretchy="false"></math:mo>
          </math:mrow>
          <math:mi>x</math:mi>
        </math:mrow>
      </math:mfrac>
      <math:mrow>
        <math:mi/>
        <math:mo math:stretchy="false">≥</math:mo>
        <math:mi/>
      </math:mrow>
      <math:mn>2</math:mn>
      <math:mi/>
      <math:mo math:stretchy="false">⇒</math:mo>
      <math:mi/>
      <math:mtable>
        <math:mtr>
          <math:mrow>
            <math:msub>
              <math:mo math:stretchy="false"></math:mo>
              <math:mrow>
                <math:mi>i</math:mi>
                <math:mo math:stretchy="false">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sub>
              <math:mo math:stretchy="false"></math:mo>
              <math:mi>i</math:mi>
            </math:msub>
          </math:mrow>
        </math:mtr>
        <math:mtr>
          <math:mrow>
            <math:msub>
              <math:mo math:stretchy="false"></math:mo>
              <math:mrow>
                <math:mi>i</math:mi>
                <math:mo math:stretchy="false">−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sub>
              <math:mo math:stretchy="false"></math:mo>
              <math:mrow>
                <math:mi>i</math:mi>
                <math:mo math:stretchy="false">−</math:mo>
                <math:mn>1</math:mn>
              </math:mrow>
            </math:msub>
          </math:mrow>
        </math:mtr>
      </math:mtable>
    </math:mrow>
    <math:annotation math:encoding="StarMath 5.0">{(%rho u)_{i+-1/2}}over{%GAMMA_{i+-1/2}/%DELTA x} `&gt;=` 2 ~drarrow ~ binom
{%varphi_{i+ 1/2} `=` %varphi_{i}}
{%varphi_{i- 1/2} `=` %varphi_{i-1}}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row>
            <math:mo math:stretchy="false"></math:mo>
            <math:mrow>
              <math:mo math:stretchy="false"></math:mo>
              <math:mi>u</math:mi>
            </math:mrow>
            <math:mo math:stretchy="false"></math:mo>
          </math:mrow>
          <math:mrow>
            <math:mi>i</math:mi>
            <math:mo math:stretchy="false">±</math:mo>
            <math:mrow>
              <math:mn>1</math:mn>
              <math:mo math:stretchy="false">/</math:mo>
              <math:mn>2</math:mn>
            </math:mrow>
          </math:mrow>
        </math:msub>
        <math:mrow>
          <math:mrow>
            <math:msub>
              <math:mo math:stretchy="false"></math:mo>
              <math:mrow>
                <math:mi>i</math:mi>
                <math:mo math:stretchy="false">±</math:mo>
                <math:mrow>
                  <math:mn>1</math:mn>
                  <math:mo math:stretchy="false">/</math:mo>
                  <math:mn>2</math:mn>
                </math:mrow>
              </math:mrow>
            </math:msub>
            <math:mo math:stretchy="false">/</math:mo>
            <math:mo math:stretchy="false"></math:mo>
          </math:mrow>
          <math:mi>x</math:mi>
        </math:mrow>
      </math:mfrac>
      <math:mrow>
        <math:mi/>
        <math:mo math:stretchy="false">≤</math:mo>
        <math:mrow>
          <math:mi/>
          <math:mo math:stretchy="false">−</math:mo>
          <math:mn>2</math:mn>
        </math:mrow>
      </math:mrow>
      <math:mi/>
      <math:mo math:stretchy="false">⇒</math:mo>
      <math:mi/>
      <math:mtable>
        <math:mtr>
          <math:mrow>
            <math:msub>
              <math:mo math:stretchy="false"></math:mo>
              <math:mrow>
                <math:mi>i</math:mi>
                <math:mo math:stretchy="false">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sub>
              <math:mo math:stretchy="false"></math:mo>
              <math:mrow>
                <math:mi>i</math:mi>
                <math:mo math:stretchy="false"></math:mo>
                <math:mn>1</math:mn>
              </math:mrow>
            </math:msub>
          </math:mrow>
        </math:mtr>
        <math:mtr>
          <math:mrow>
            <math:msub>
              <math:mo math:stretchy="false"></math:mo>
              <math:mrow>
                <math:mi>i</math:mi>
                <math:mo math:stretchy="false">−</math:mo>
                <math:mrow>
                  <math:mn>1</math:mn>
                  <math:mo math:stretchy="false">/</math:mo>
                  <math:mn>2</math:mn>
                </math:mrow>
              </math:mrow>
            </math:msub>
            <math:mrow>
              <math:mi/>
              <math:mo math:stretchy="false">=</math:mo>
              <math:mi/>
            </math:mrow>
            <math:msub>
              <math:mo math:stretchy="false"></math:mo>
              <math:mi>i</math:mi>
            </math:msub>
          </math:mrow>
        </math:mtr>
      </math:mtable>
    </math:mrow>
    <math:annotation math:encoding="StarMath 5.0">{(%rho u)_{i+-1/2}}over{%GAMMA_{i+-1/2}/%DELTA x} `&lt;=` -2 ~drarrow ~ binom
{%varphi_{i+ 1/2} `=` %varphi_{i+1}}
{%varphi_{i- 1/2} `=` %varphi_{i}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</math:mo>
        <math:mrow>
          <math:mi>i</math:mi>
          <math:mo math:stretchy="false">−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row>
          <math:mi>i</math:mi>
          <math:mo math:stretchy="false">−</math:mo>
          <math:mn>1</math:mn>
        </math:mrow>
      </math:msub>
      <math:mi/>
      <math:msub>
        <math:mo math:stretchy="false"></math:mo>
        <math:mrow>
          <math:mi>i</math:mi>
          <math:mo math:stretchy="false">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i>i</math:mi>
      </math:msub>
    </math:mrow>
    <math:annotation math:encoding="StarMath 5.0">%varphi_{i- 1 over 2} `=` %varphi_{i-1} ~~~~~~~~~~ %varphi_{i+ 1 over 2} `=` %varphi_{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i/>
      <math:msub>
        <math:mi>u</math:mi>
        <math:mrow>
          <math:mi>i</math:mi>
          <math:mo math:stretchy="false">−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</math:mo>
        <math:mi/>
      </math:mrow>
      <math:mn>0</math:mn>
      <math:mi/>
      <math:mi>e</math:mi>
      <math:mi/>
      <math:msub>
        <math:mi>u</math:mi>
        <math:mrow>
          <math:mi>i</math:mi>
          <math:mo math:stretchy="false">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</math:mo>
        <math:mi/>
      </math:mrow>
      <math:mn>0</math:mn>
      <math:mi/>
      <math:mi>,</math:mi>
      <math:mi/>
      <math:mi math:fontstyle="italic">então</math:mi>
      <math:mi>:</math:mi>
    </math:mrow>
    <math:annotation math:encoding="StarMath 5.0">Se~~ u_{i- 1/2}`&lt;`0 ~~ e~~ u_{i+ 1/2}`&lt;`0~, `então: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</math:mo>
        <math:mrow>
          <math:mi>i</math:mi>
          <math:mo math:stretchy="false">−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i>i</math:mi>
      </math:msub>
      <math:mi/>
      <math:msub>
        <math:mo math:stretchy="false"></math:mo>
        <math:mrow>
          <math:mi>i</math:mi>
          <math:mo math:stretchy="false">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row>
          <math:mi>i</math:mi>
          <math:mo math:stretchy="false"></math:mo>
          <math:mn>1</math:mn>
        </math:mrow>
      </math:msub>
    </math:mrow>
    <math:annotation math:encoding="StarMath 5.0">%varphi_{i- 1 over 2} `=` %varphi_{i} ~~~~~~~~~~ %varphi_{i+ 1 over 2} `=` %varphi_{i+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i/>
      <math:msub>
        <math:mi>u</math:mi>
        <math:mrow>
          <math:mi>i</math:mi>
          <math:mo math:stretchy="false">−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</math:mo>
        <math:mi/>
      </math:mrow>
      <math:mn>0</math:mn>
      <math:mi/>
      <math:mi>e</math:mi>
      <math:mi/>
      <math:msub>
        <math:mi>u</math:mi>
        <math:mrow>
          <math:mi>i</math:mi>
          <math:mo math:stretchy="false">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</math:mo>
        <math:mi/>
      </math:mrow>
      <math:mn>0</math:mn>
      <math:mi/>
      <math:mi>,</math:mi>
      <math:mi/>
      <math:mi math:fontstyle="italic">então</math:mi>
      <math:mi>:</math:mi>
    </math:mrow>
    <math:annotation math:encoding="StarMath 5.0">Se~~ u_{i- 1/2}`&gt;`0 ~~ e~~ u_{i+ 1/2}`&gt;`0~, `então: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</math:mo>
        <math:mrow>
          <math:mi>i</math:mi>
          <math:mo math:stretchy="false">−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row>
          <math:mi>i</math:mi>
          <math:mo math:stretchy="false">−</math:mo>
          <math:mn>1</math:mn>
        </math:mrow>
      </math:msub>
      <math:mi/>
      <math:msub>
        <math:mo math:stretchy="false"></math:mo>
        <math:mrow>
          <math:mi>i</math:mi>
          <math:mo math:stretchy="false">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i>i</math:mi>
      </math:msub>
    </math:mrow>
    <math:annotation math:encoding="StarMath 5.0">%varphi_{i- 1 over 2} `=` %varphi_{i-1} ~~~~~~~~~~ %varphi_{i+ 1 over 2} `=` %varphi_{i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i/>
      <math:msub>
        <math:mi>u</math:mi>
        <math:mrow>
          <math:mi>i</math:mi>
          <math:mo math:stretchy="false">−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</math:mo>
        <math:mi/>
      </math:mrow>
      <math:mn>0</math:mn>
      <math:mi/>
      <math:mi>e</math:mi>
      <math:mi/>
      <math:msub>
        <math:mi>u</math:mi>
        <math:mrow>
          <math:mi>i</math:mi>
          <math:mo math:stretchy="false"></math:mo>
          <math:mrow>
            <math:mn>1</math:mn>
            <math:mo math:stretchy="false">/</math:mo>
            <math:mn>2</math:mn>
          </math:mrow>
        </math:mrow>
      </math:msub>
      <math:mrow>
        <math:mi/>
        <math:mo math:stretchy="false"></math:mo>
        <math:mi/>
      </math:mrow>
      <math:mn>0</math:mn>
      <math:mi/>
      <math:mi>,</math:mi>
      <math:mi/>
      <math:mi math:fontstyle="italic">então</math:mi>
      <math:mi>:</math:mi>
    </math:mrow>
    <math:annotation math:encoding="StarMath 5.0">Se~~ u_{i- 1/2}`&lt;`0 ~~ e~~ u_{i+ 1/2}`&lt;`0~, `então: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</math:mo>
        <math:mrow>
          <math:mi>i</math:mi>
          <math:mo math:stretchy="false">−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i>i</math:mi>
      </math:msub>
      <math:mi/>
      <math:msub>
        <math:mo math:stretchy="false"></math:mo>
        <math:mrow>
          <math:mi>i</math:mi>
          <math:mo math:stretchy="false"></math:mo>
          <math:mfrac>
            <math:mn>1</math:mn>
            <math:mn>2</math:mn>
          </math:mfrac>
        </math:mrow>
      </math:msub>
      <math:mrow>
        <math:mi/>
        <math:mo math:stretchy="false">=</math:mo>
        <math:mi/>
      </math:mrow>
      <math:msub>
        <math:mo math:stretchy="false"></math:mo>
        <math:mrow>
          <math:mi>i</math:mi>
          <math:mo math:stretchy="false"></math:mo>
          <math:mn>1</math:mn>
        </math:mrow>
      </math:msub>
    </math:mrow>
    <math:annotation math:encoding="StarMath 5.0">%varphi_{i- 1 over 2} `=` %varphi_{i} ~~~~~~~~~~ %varphi_{i+ 1 over 2} `=` %varphi_{i+1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o math:stretchy="false"></math:mo>
        <math:mrow>
          <math:mo math:stretchy="false"></math:mo>
          <math:mi>u</math:mi>
          <math:mo math:stretchy="false"></math:mo>
        </math:mrow>
        <math:mo math:stretchy="false"></math:mo>
      </math:mrow>
      <math:mrow>
        <math:mi/>
        <math:mo math:stretchy="false">=</math:mo>
        <math:mi/>
      </math:mrow>
      <math:mfrac>
        <math:mi>d</math:mi>
        <math:mrow>
          <math:mi>d</math:mi>
          <math:mi>x</math:mi>
        </math:mrow>
      </math:mfrac>
      <math:mfenced math:open="" math:close="">
        <math:mrow>
          <math:mo math:stretchy="false"></math:mo>
          <math:mfrac>
            <math:mrow>
              <math:mi>d</math:mi>
              <math:mo math:stretchy="false"></math:mo>
            </math:mrow>
            <math:mrow>
              <math:mi>d</math:mi>
              <math:mi>x</math:mi>
            </math:mrow>
          </math:mfrac>
        </math:mrow>
      </math:mfenced>
    </math:mrow>
    <math:annotation math:encoding="StarMath 5.0">d over {d x} (%rho u %varphi) ~=~ d over {d x} left( %GAMMA {d %varphi} over {d x} right)</math:annotation>
  </math:semantics>
</math:math>
</file>